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0b5ed4"/>
    </style:style>
    <style:style style:name="T1" style:family="text">
      <style:text-properties officeooo:rsid="000b5ed4"/>
    </style:style>
    <style:style style:name="T2" style:family="text">
      <style:text-properties officeooo:rsid="000cc5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ask 2 – Prioritisation</text:h>
      <text:p text:style-name="P1"><text:span text:style-name="T1">Refer test case document here </text:span><text:a xlink:type="simple" xlink:href="../MLS-task1.xlsx" text:style-name="Internet_20_link" text:visited-style-name="Visited_20_Internet_20_Link"><text:span text:style-name="T1">/</text:span></text:a><text:span text:style-name="T1">attached as MLS-task1.xlsx</text:span></text:p>
      <text:p text:style-name="Text_20_body">Given limited time before a release deadline, I would focus on <text:span text:style-name="Strong_20_Emphasis">high-priority test cases that validate the core functionality and real user workflow of the application</text:span>.</text:p>
      <text:p text:style-name="Text_20_body">Since the application exposes an API, I included API-level testing to validate backend behaviour independently of the UI. This ensures data integrity and supports integration scenarios. </text:p>
      <text:p text:style-name="Text_20_body"><text:span text:style-name="T2">In FE, </text:span>I would begin by testing the <text:span text:style-name="Strong_20_Emphasis">successful upload of a valid CSV file</text:span>, as this is the primary feature of the application. If this functionality fails, users will not be able to use the system at all.</text:p>
      <text:p text:style-name="Text_20_body">Following this, I would verify the <text:span text:style-name="Strong_20_Emphasis">end-to-end data flow</text:span>, ensuring that uploaded data is correctly displayed in the property list, accurately plotted on the map, and properly reflected in the statistics panel. This step is critical to confirm that the system processes and presents data correctly.</text:p>
      <text:p text:style-name="Text_20_body">Next, I would test the application using a <text:span text:style-name="Strong_20_Emphasis">high-volume dataset (large CSV file)</text:span> to simulate real-world usage. This helps ensure that the system can handle large inputs without performance degradation, crashes, or data inconsistencies.</text:p>
      <text:p text:style-name="Text_20_body">Once the core functionality and performance are validated, I would move on to <text:span text:style-name="Strong_20_Emphasis">negative test cases</text:span>, such as uploading invalid file formats and CSV files with missing values. This ensures the system handles incorrect inputs gracefully and prevents invalid data from being processed.</text:p>
      <text:p text:style-name="Text_20_body">Finally, I would cover <text:span text:style-name="Strong_20_Emphasis">medium-priority scenarios</text:span>, such as empty file uploads, accessibility (keyboard navigation), and multiple file upload attempts. While these are important for usability and robustness, they are less critical compared to core functionality and data accurac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00:07:58.312152000</meta:creation-date>
    <dc:date>2026-04-16T00:20:40.675746000</dc:date>
    <meta:editing-duration>PT12M41S</meta:editing-duration>
    <meta:editing-cycles>2</meta:editing-cycles>
    <meta:generator>LibreOffice/25.2.3.1$MacOSX_X86_64 LibreOffice_project/d8d1af5f77df955194e52baabe19324532ac8e8b</meta:generator>
    <meta:document-statistic meta:table-count="0" meta:image-count="0" meta:object-count="0" meta:page-count="1" meta:paragraph-count="9" meta:word-count="263" meta:character-count="1724" meta:non-whitespace-character-count="1468"/>
  </office:meta>
</office:document-meta>
</file>